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p text:style-name="Normal">
                <text:span>410786004</text:span>
                <text:span> </text:span>
            </text:p>
      <text:p text:style-name="Normal">
                <text:span>% Parameters
lambda  = [0.2 0.5 0.8];
delta   = [100 250 400];
mu      = [0.02 0.05 0.75];
N       = 500;
M       = 11;

</text:span>
            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